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Nho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guyen Ngoc Thien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Nguyen Phuoc Thinh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Cung Xuong Hong Thien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Nguyen Tuyen Da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09:43:08.79519537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08:37:21.602839372</meta:creation-date>
    <dc:date>2021-11-29T09:44:45.886302678</dc:date>
    <meta:editing-duration>PT3M1S</meta:editing-duration>
    <meta:editing-cycles>5</meta:editing-cycles>
    <meta:generator>LibreOffice/7.2.2.2$Linux_X86_64 LibreOffice_project/20$Build-2</meta:generator>
    <meta:document-statistic meta:table-count="1" meta:cell-count="10" meta:object-count="0"/>
  </office:meta>
</office:document-meta>
</file>